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56.24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 style:data-style-name="N0">
      <style:table-cell-properties fo:background-color="#dddddd" style:text-align-source="fix" style:repeat-content="false" fo:border="0.06pt solid #000000" fo:padding-bottom="0.99pt" fo:padding-left="0.99pt" fo:padding-right="0pt" fo:padding-top="0.99pt" style:vertical-align="automatic"/>
      <style:paragraph-properties fo:text-align="end"/>
    </style:style>
    <style:style style:name="ce4" style:family="table-cell" style:parent-style-name="Default" style:data-style-name="N3">
      <style:table-cell-properties fo:background-color="#dddddd" style:text-align-source="fix" style:repeat-content="false" fo:border="0.06pt solid #000000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style:text-align-source="fix" style:repeat-content="false" fo:background-color="transparent" fo:border="0.06pt solid #000000" fo:padding-bottom="0.99pt" fo:padding-left="0.99pt" fo:padding-right="0pt" fo:padding-top="0.99pt" style:vertical-align="top"/>
      <style:paragraph-properties fo:text-align="end"/>
    </style:style>
    <style:style style:name="ce14" style:family="table-cell" style:parent-style-name="Default" style:data-style-name="N0"/>
    <style:style style:name="ce6" style:family="table-cell" style:parent-style-name="Default" style:data-style-name="N0">
      <style:table-cell-properties fo:background-color="#dddddd" fo:border="0.06pt solid #000000"/>
    </style:style>
    <style:style style:name="ce8" style:family="table-cell" style:parent-style-name="Default" style:data-style-name="N3">
      <style:table-cell-properties fo:background-color="#dddddd" fo:border="0.06pt solid #000000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order="0.06pt solid #000000"/>
    </style:style>
    <style:style style:name="ce9" style:family="table-cell" style:parent-style-name="Default" style:data-style-name="N2">
      <style:table-cell-properties fo:background-color="#cfe7f5" fo:border="0.06pt solid #000000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automatic"/>
      <style:paragraph-properties fo:text-align="center"/>
    </style:style>
    <style:style style:name="gr1" style:family="graphic">
      <style:graphic-properties draw:stroke="solid" svg:stroke-width="0.99pt" svg:stroke-color="#2f528f" svg:stroke-opacity="100%" draw:stroke-linejoin="miter" svg:stroke-linecap="butt" draw:fill="solid" draw:fill-color="#4472c4" draw:opacity="100%" draw:textarea-horizontal-align="left" draw:textarea-vertical-align="top" draw:auto-grow-height="false" draw:auto-grow-width="false" fo:padding-top="0pt" fo:padding-bottom="0pt" fo:padding-left="0pt" fo:padding-right="0pt" fo:wrap-option="wrap"/>
    </style:style>
    <style:style style:name="gr2" style:family="graphic">
      <style:graphic-properties draw:ole-draw-aspect="1"/>
    </style:style>
    <style:style style:name="gr3" style:family="graphic">
      <style:graphic-properties draw:stroke="solid" svg:stroke-color="#000000" draw:marker-start="Arrowheads_20_1" draw:marker-start-width="5.67pt" draw:marker-start-center="false" draw:fill="solid" draw:fill-color="#ffffc0" draw:auto-grow-height="false" draw:auto-grow-width="false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solid" draw:fill-color="#4472c4" draw:opacity="100%"/>
      <style:paragraph-properties style:writing-mode="lr-tb" style:font-independent-line-spacing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2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2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ans1" fo:font-size="12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Proy02" table:style-name="ta1">
        <table:shapes>
          <draw:custom-shape draw:z-index="0" draw:name="Comment 3" draw:style-name="gr1" draw:text-style-name="P1" svg:width="0.03pt" svg:height="0.03pt" svg:x="0pt" svg:y="0pt">
            <text:p/>
            <draw:enhanced-geometry svg:viewBox="0 0 21600 21600" draw:type="non-primitive" draw:enhanced-path="M 0 0 L 21600 0 21600 21600 0 21600 Z N"/>
          </draw:custom-shape>
          <draw:custom-shape draw:z-index="1" draw:name="Comment 1" draw:style-name="gr1" draw:text-style-name="P1" svg:width="0.03pt" svg:height="0.03pt" svg:x="0pt" svg:y="0pt">
            <text:p/>
            <draw:enhanced-geometry svg:viewBox="0 0 21600 21600" draw:type="non-primitive" draw:enhanced-path="M 0 0 L 21600 0 21600 21600 0 21600 Z N"/>
          </draw:custom-shape>
          <draw:custom-shape draw:z-index="2" draw:name="Comment 2" draw:style-name="gr1" draw:text-style-name="P1" svg:width="0.03pt" svg:height="0.03pt" svg:x="0pt" svg:y="0pt">
            <text:p/>
            <draw:enhanced-geometry svg:viewBox="0 0 21600 21600" draw:type="non-primitive" draw:enhanced-path="M 0 0 L 21600 0 21600 21600 0 21600 Z N"/>
          </draw:custom-shape>
          <draw:custom-shape draw:z-index="3" draw:name="Comment 8" draw:style-name="gr1" draw:text-style-name="P1" svg:width="0.03pt" svg:height="0.03pt" svg:x="0pt" svg:y="0pt">
            <text:p/>
            <draw:enhanced-geometry svg:viewBox="0 0 21600 21600" draw:type="non-primitive" draw:enhanced-path="M 0 0 L 21600 0 21600 21600 0 21600 Z N"/>
          </draw:custom-shape>
          <draw:custom-shape draw:z-index="4" draw:name="Comment 9" draw:style-name="gr1" draw:text-style-name="P1" svg:width="0.03pt" svg:height="0.03pt" svg:x="0pt" svg:y="0pt">
            <text:p/>
            <draw:enhanced-geometry svg:viewBox="0 0 21600 21600" draw:type="non-primitive" draw:enhanced-path="M 0 0 L 21600 0 21600 21600 0 21600 Z N"/>
          </draw:custom-shape>
          <draw:custom-shape draw:z-index="5" draw:name="Comment 6" draw:style-name="gr1" draw:text-style-name="P1" svg:width="0.03pt" svg:height="0.03pt" svg:x="0pt" svg:y="0pt">
            <text:p/>
            <draw:enhanced-geometry svg:viewBox="0 0 21600 21600" draw:type="non-primitive" draw:enhanced-path="M 0 0 L 21600 0 21600 21600 0 21600 Z N"/>
          </draw:custom-shape>
          <draw:custom-shape draw:z-index="6" draw:name="Comment 10" draw:style-name="gr1" draw:text-style-name="P1" svg:width="0.03pt" svg:height="0.03pt" svg:x="0pt" svg:y="0pt">
            <text:p/>
            <draw:enhanced-geometry svg:viewBox="0 0 21600 21600" draw:type="non-primitive" draw:enhanced-path="M 0 0 L 21600 0 21600 21600 0 21600 Z N"/>
          </draw:custom-shape>
          <draw:custom-shape draw:z-index="7" draw:name="Comment 11" draw:style-name="gr1" draw:text-style-name="P1" svg:width="0.03pt" svg:height="0.03pt" svg:x="0pt" svg:y="0pt">
            <text:p/>
            <draw:enhanced-geometry svg:viewBox="0 0 21600 21600" draw:type="non-primitive" draw:enhanced-path="M 0 0 L 21600 0 21600 21600 0 21600 Z N"/>
          </draw:custom-shape>
          <draw:custom-shape draw:z-index="8" draw:name="Comment 12" draw:style-name="gr1" draw:text-style-name="P1" svg:width="0.03pt" svg:height="0.03pt" svg:x="0pt" svg:y="0pt">
            <text:p/>
            <draw:enhanced-geometry svg:viewBox="0 0 21600 21600" draw:type="non-primitive" draw:enhanced-path="M 0 0 L 21600 0 21600 21600 0 21600 Z N"/>
          </draw:custom-shape>
          <draw:custom-shape draw:z-index="9" draw:name="Comment 13" draw:style-name="gr1" draw:text-style-name="P1" svg:width="0.03pt" svg:height="0.03pt" svg:x="0pt" svg:y="0pt">
            <text:p/>
            <draw:enhanced-geometry svg:viewBox="0 0 21600 21600" draw:type="non-primitive" draw:enhanced-path="M 0 0 L 21600 0 21600 21600 0 21600 Z N"/>
          </draw:custom-shape>
        </table:shapes>
        <table:table-column table:style-name="co1" table:default-cell-style-name="ce14"/>
        <table:table-column table:style-name="co2" table:default-cell-style-name="ce14"/>
        <table:table-column table:style-name="co3" table:number-columns-repeated="6" table:default-cell-style-name="ce14"/>
        <table:table-column table:style-name="co4" table:number-columns-repeated="1014" table:default-cell-style-name="ce14"/>
        <table:table-column table:style-name="co5" table:number-columns-repeated="2" table:default-cell-style-name="ce14"/>
        <table:table-row table:style-name="ro1">
          <table:table-cell table:style-name="ce2"/>
          <table:table-cell table:style-name="ce2" office:value-type="string" calcext:value-type="string">
            <text:p>CPU C=</text:p>
          </table:table-cell>
          <table:table-cell table:style-name="ce3" office:value-type="float" office:value="8" calcext:value-type="float">
            <office:annotation draw:style-name="gr3" draw:text-style-name="P3" svg:width="147pt" svg:height="97.51pt" svg:x="473.24pt" svg:y="0pt" draw:caption-point-x="-257.53pt" draw:caption-point-y="0.28pt">
              <dc:date>2021-07-19T00:00:00</dc:date>
              <text:p text:style-name="P2"><text:span text:style-name="T1">Number of available CPUs in the test machine</text:span></text:p>
            </office:annotation>
            <text:p>8</text:p>
          </table:table-cell>
          <table:table-cell table:style-name="ce10" office:value-type="string" calcext:value-type="string" table:number-columns-spanned="3" table:number-rows-spanned="1">
            <text:p>Concurrent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Level:</text:p>
          </table:table-cell>
          <table:table-cell table:style-name="ce5" office:value-type="string" calcext:value-type="string">
            <office:annotation draw:style-name="gr3" draw:text-style-name="P3" svg:width="147pt" svg:height="96.01pt" svg:x="425.99pt" svg:y="4.51pt" draw:caption-point-x="-210.27pt" draw:caption-point-y="10.77pt">
              <dc:creator>Allan Berrocal</dc:creator>
              <dc:date>2021-07-19T00:00:00</dc:date>
              <text:p text:style-name="P2"><text:span text:style-name="T1">Serial</text:span></text:p>
            </office:annotation>
            <text:p>serial</text:p>
          </table:table-cell>
          <table:table-cell table:style-name="ce5" office:value-type="string" calcext:value-type="string">
            <office:annotation draw:style-name="gr3" draw:text-style-name="P3" svg:width="162.74pt" svg:height="96.01pt" svg:x="549.75pt" svg:y="4.51pt" draw:caption-point-x="-277.8pt" draw:caption-point-y="10.77pt">
              <dc:date>2021-07-19T00:00:00</dc:date>
              <text:p text:style-name="P2"><text:span text:style-name="T1">Default block mapping (static)</text:span></text:p>
            </office:annotation>
            <text:p>OMP</text:p>
          </table:table-cell>
          <table:table-cell table:style-name="ce5" office:value-type="string" calcext:value-type="string">
            <office:annotation draw:style-name="gr3" draw:text-style-name="P3" svg:width="176.26pt" svg:height="96.01pt" svg:x="670.51pt" svg:y="4.51pt" draw:caption-point-x="-342.31pt" draw:caption-point-y="10.77pt">
              <dc:date>2021-07-19T00:00:00</dc:date>
              <text:p text:style-name="P2"><text:span text:style-name="T1">Cyclic mapping (static,1)</text:span></text:p>
            </office:annotation>
            <text:p>MPI</text:p>
          </table:table-cell>
          <table:table-cell table:style-name="ce5" office:value-type="string" calcext:value-type="string">
            <office:annotation draw:style-name="gr3" draw:text-style-name="P3" svg:width="176.26pt" svg:height="96.01pt" svg:x="791.26pt" svg:y="4.51pt" draw:caption-point-x="-406.8pt" draw:caption-point-y="10.77pt">
              <dc:date>2021-07-19T00:00:00</dc:date>
              <text:p text:style-name="P2"><text:span text:style-name="T1">Block-cyclic mapping (static,N) with N&gt;1</text:span></text:p>
            </office:annotation>
            <text:p>Both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Test File</text:p>
          </table:table-cell>
          <table:table-cell table:style-name="ce4" office:value-type="string" calcext:value-type="string">
            <text:p>Thread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8" office:value-type="float" office:value="8" calcext:value-type="float">
            <text:p>8</text:p>
          </table:table-cell>
          <table:table-cell table:style-name="ce5" table:formula="of:=24" office:value-type="float" office:value="24" calcext:value-type="float">
            <text:p>24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 table:number-columns-spanned="1" table:number-rows-spanned="3">
            <office:annotation draw:style-name="gr3" draw:text-style-name="P3" svg:width="153.75pt" svg:height="108.74pt" svg:x="212.26pt" svg:y="3pt" draw:caption-point-x="-116.56pt" draw:caption-point-y="42.26pt">
              <dc:date>2021-07-19T00:00:00</dc:date>
              <text:p text:style-name="P2"><text:span text:style-name="T2">Type the test case used to measure the performance</text:span></text:p>
            </office:annotation>
            <text:p>job002.txt</text:p>
          </table:table-cell>
          <table:table-cell table:style-name="ce6" office:value-type="string" calcext:value-type="string">
            <text:p>Duration</text:p>
          </table:table-cell>
          <table:table-cell table:style-name="ce7" office:value-type="float" office:value="6244.59" calcext:value-type="float">
            <office:annotation draw:style-name="gr3" draw:text-style-name="P3" svg:width="147pt" svg:height="96.75pt" svg:x="473.24pt" svg:y="51pt" draw:caption-point-x="-257.53pt" draw:caption-point-y="-5.73pt">
              <dc:date>2021-07-19T00:00:00</dc:date>
              <text:p text:style-name="P2"><text:span text:style-name="T1">Duration in seconds running with no thread support (main thread calculates everything)</text:span></text:p>
            </office:annotation>
            <text:p>6244.59</text:p>
          </table:table-cell>
          <table:table-cell table:style-name="ce7" office:value-type="float" office:value="1084.38" calcext:value-type="float">
            <text:p>1084.38</text:p>
          </table:table-cell>
          <table:table-cell table:style-name="ce7" office:value-type="float" office:value="729.48" calcext:value-type="float">
            <text:p>729.48</text:p>
          </table:table-cell>
          <table:table-cell table:style-name="ce7" office:value-type="float" office:value="580.43" calcext:value-type="float">
            <text:p>580.43</text:p>
          </table:table-cell>
          <table:table-cell table:number-columns-repeated="1018"/>
        </table:table-row>
        <table:table-row table:style-name="ro1">
          <table:covered-table-cell/>
          <table:table-cell table:style-name="ce8" office:value-type="string" calcext:value-type="string">
            <text:p>Speedup</text:p>
          </table:table-cell>
          <table:table-cell table:style-name="ce9" office:value-type="float" office:value="1" calcext:value-type="float">
            <office:annotation draw:style-name="gr3" draw:text-style-name="P3" svg:width="147pt" svg:height="97.51pt" svg:x="473.24pt" svg:y="71.23pt" draw:caption-point-x="-257.53pt" draw:caption-point-y="-10.97pt">
              <dc:date>2021-07-19T00:00:00</dc:date>
              <text:p text:style-name="P2"><text:span text:style-name="T1">Type formula here to calculate the speedup relative to the serial version</text:span></text:p>
            </office:annotation>
            <text:p>1.00</text:p>
          </table:table-cell>
          <table:table-cell table:style-name="ce9" table:formula="of:=[.C4]/[.D4]" office:value-type="float" office:value="5.75867315885575" calcext:value-type="float">
            <text:p>5.76</text:p>
          </table:table-cell>
          <table:table-cell table:style-name="ce9" table:formula="of:=[.C4]/[.E4]" office:value-type="float" office:value="8.56033064648791" calcext:value-type="float">
            <text:p>8.56</text:p>
          </table:table-cell>
          <table:table-cell table:style-name="ce9" table:formula="of:=[.C4]/[.F4]" office:value-type="float" office:value="10.7585583102183" calcext:value-type="float">
            <text:p>10.76</text:p>
          </table:table-cell>
          <table:table-cell table:number-columns-repeated="1018"/>
        </table:table-row>
        <table:table-row table:style-name="ro1">
          <table:covered-table-cell/>
          <table:table-cell table:style-name="ce8" office:value-type="string" calcext:value-type="string">
            <text:p>Efficiency</text:p>
          </table:table-cell>
          <table:table-cell table:style-name="ce9" office:value-type="float" office:value="1" calcext:value-type="float">
            <office:annotation draw:style-name="gr3" draw:text-style-name="P3" svg:width="147pt" svg:height="97.51pt" svg:x="473.24pt" svg:y="98.99pt" draw:caption-point-x="-257.53pt" draw:caption-point-y="-23.73pt">
              <dc:date>2021-07-19T00:00:00</dc:date>
              <text:p text:style-name="P2"><text:span text:style-name="T1">Type formula here to calculate the efficiency relative to the serial version</text:span></text:p>
            </office:annotation>
            <text:p>1.00</text:p>
          </table:table-cell>
          <table:table-cell table:style-name="ce9" table:formula="of:=[.D5]/[.D3]" office:value-type="float" office:value="0.719834144856969" calcext:value-type="float">
            <text:p>0.72</text:p>
          </table:table-cell>
          <table:table-cell table:style-name="ce9" table:formula="of:=[.E5]/[.E3]" office:value-type="float" office:value="0.356680443603663" calcext:value-type="float">
            <text:p>0.36</text:p>
          </table:table-cell>
          <table:table-cell table:style-name="ce9" table:formula="of:=[.F5]/[.F3]" office:value-type="float" office:value="0.448273262925762" calcext:value-type="float">
            <text:p>0.45</text:p>
          </table:table-cell>
          <table:table-cell table:number-columns-repeated="1018"/>
        </table:table-row>
        <table:table-row table:style-name="ro1">
          <table:table-cell>
            <draw:frame draw:z-index="10" draw:name="Chart 12" draw:style-name="gr2" svg:width="402.72pt" svg:height="216.28pt" svg:x="18.54pt" svg:y="7.09pt">
              <draw:object draw:notify-on-update-of-ranges="Proy02.B5:Proy02.B5 Proy02.C5:Proy02.F5 Proy02.B6:Proy02.B6 Proy02.C6:Proy02.F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Graph using two vertical axes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C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es" number:country="CR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number:currency-style style:name="N10107" number:language="es" number:country="CR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2pt" style:font-name-asian="Liberation Sans1" style:font-family-asian="'Liberation Sans1'" style:font-size-asian="12pt" style:font-name-complex="Liberation Sans1" style:font-family-complex="'Liberation Sans1'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 style:data-style-name="N2" text:time-value="17:04:03.298868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19-06-11T10:24:21Z</meta:creation-date>
    <dc:date>2021-07-27T17:28:47.934660556</dc:date>
    <meta:editing-cycles>21</meta:editing-cycles>
    <meta:editing-duration>PT1H33M20S</meta:editing-duration>
    <meta:document-statistic meta:table-count="1" meta:cell-count="31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gradient" draw:fill-gradient-name="a0"/>
    </style:style>
    <style:style style:name="ch2" style:family="chart">
      <style:chart-properties chart:auto-position="true" style:rotation-angle="0"/>
      <style:text-properties fo:color="#bebebe" style:text-position="0% 100%" fo:font-family="Calibri" fo:font-size="15.9998397827148pt" fo:letter-spacing="0.035cm" fo:text-shadow="1pt 1pt" fo:font-weight="bold" style:font-size-asian="15.9998397827148pt" style:font-weight-asian="bold" style:font-size-complex="15.999839782714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aaaaaa" style:text-position="0% 100%" fo:font-family="Calibri" fo:font-size="9pt" style:font-size-asian="9pt" style:font-size-complex="9pt"/>
    </style:style>
    <style:style style:name="ch4" style:family="chart">
      <style:chart-properties chart:symbol-type="automatic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bebebe" svg:stroke-opacity="54%"/>
      <style:text-properties fo:color="#aaaaaa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visible="false" chart:axis-position="end"/>
      <style:graphic-properties svg:stroke-width="0.035cm" svg:stroke-color="#bebebe" svg:stroke-opacity="54%"/>
      <style:text-properties fo:color="#aaaaaa" style:text-position="0% 100%" fo:font-family="Calibri" fo:font-size="9pt" style:font-size-asian="9pt" style:font-size-complex="9pt"/>
    </style:style>
    <style:style style:name="ch8" style:family="chart" style:data-style-name="N2">
      <style:chart-properties chart:display-label="true" chart:tick-marks-major-inner="false" chart:tick-marks-major-outer="false" chart:logarithmic="false" chart:gap-width="219" chart:reverse-direction="false" text:line-break="false" loext:try-staggering-first="false" chart:link-data-style-to-source="true" chart:axis-position="start"/>
      <style:graphic-properties draw:stroke="none"/>
      <style:text-properties fo:color="#aaaaaa" style:text-position="0% 100%" fo:font-family="Calibri" fo:font-size="9pt" style:font-size-asian="9pt" style:font-size-complex="9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width="0.026cm" svg:stroke-color="#bebebe" svg:stroke-opacity="10%"/>
    </style:style>
    <style:style style:name="ch11" style:family="chart" style:data-style-name="N2">
      <style:chart-properties chart:display-label="true" chart:tick-marks-major-inner="false" chart:tick-marks-major-outer="false" chart:logarithmic="false" chart:gap-width="500" chart:overlap="100" chart:reverse-direction="false" text:line-break="false" loext:try-staggering-first="false" chart:link-data-style-to-source="true" chart:axis-position="end"/>
      <style:graphic-properties draw:stroke="none"/>
      <style:text-properties fo:color="#aaaaaa" style:text-position="0% 100%" fo:font-family="Calibri" fo:font-size="9pt" style:font-size-asian="9pt" style:font-size-complex="9pt"/>
    </style:style>
    <style:style style:name="ch12" style:family="chart" style:data-style-name="N2">
      <style:chart-properties chart:symbol-type="named-symbol" chart:symbol-name="square" chart:symbol-width="0.212cm" chart:symbol-height="0.212cm" chart:link-data-style-to-source="true"/>
      <style:graphic-properties svg:stroke-width="0.08cm" svg:stroke-color="#ffde59" draw:fill="gradient" draw:fill-color="#ffde59" draw:fill-gradient-name="a2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12cm" chart:symbol-height="0.212cm" chart:link-data-style-to-source="true"/>
      <style:graphic-properties svg:stroke-width="0.08cm" draw:fill="gradient" draw:fill-gradient-name="a3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4.208cm" svg:height="7.631cm" xlink:href=".." xlink:type="simple" chart:class="chart:line" chart:style-name="ch1">
        <chart:title svg:x="3.882cm" svg:y="0.288cm" chart:style-name="ch2">
          <text:p>Bosque Encantado</text:p>
        </chart:title>
        <chart:legend chart:legend-position="bottom" svg:x="4.498cm" svg:y="7.059cm" style:legend-expansion="wide" chart:style-name="ch3"/>
        <chart:plot-area chart:style-name="ch4" table:cell-range-address="Proy02.B5:Proy02.F6" chart:data-source-has-labels="column" svg:x="0.055cm" svg:y="1.301cm" svg:width="14.061cm" svg:height="5.394cm">
          <chartooo:coordinate-region svg:x="1.109cm" svg:y="1.488cm" svg:width="12.164cm" svg:height="4.587cm"/>
          <chart:axis chart:dimension="x" chart:name="primary-x" chart:style-name="ch5">
            <chart:title svg:x="6.657cm" svg:y="6.847cm" chart:style-name="ch6">
              <text:p>Nivel</text:p>
            </chart:title>
          </chart:axis>
          <chart:axis chart:dimension="x" chart:name="secondary-x" chart:style-name="ch7"/>
          <chart:axis chart:dimension="y" chart:name="primary-y" chart:style-name="ch8">
            <chart:title svg:x="0.055cm" svg:y="7.519cm" chart:style-name="ch9">
              <text:p>Speedup</text:p>
            </chart:title>
            <chart:grid chart:style-name="ch10" chart:class="major"/>
          </chart:axis>
          <chart:axis chart:dimension="y" chart:name="secondary-y" chart:style-name="ch11">
            <chart:title svg:x="13.469cm" svg:y="7.629cm" chart:style-name="ch9">
              <text:p>Efficiency</text:p>
            </chart:title>
          </chart:axis>
          <chart:series chart:attached-axis="primary-y" chart:style-name="ch12" chart:values-cell-range-address="Proy02.C5:Proy02.F5" chart:label-cell-address="Proy02.B5:Proy02.B5" chart:class="chart:line">
            <chart:data-point chart:repeated="4"/>
          </chart:series>
          <chart:series chart:attached-axis="secondary-y" chart:style-name="ch13" chart:values-cell-range-address="Proy02.C6:Proy02.F6" chart:label-cell-address="Proy02.B6:Proy02.B6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Speedup</text:p>
                <draw:g>
                  <svg:desc>Proy02.B5:Proy02.B5</svg:desc>
                </draw:g>
              </table:table-cell>
              <table:table-cell office:value-type="float" office:value="1">
                <text:p>1</text:p>
                <draw:g>
                  <svg:desc>Proy02.C5:Proy02.F5</svg:desc>
                </draw:g>
              </table:table-cell>
              <table:table-cell office:value-type="float" office:value="5.75867315885575">
                <text:p>5.75867315885575</text:p>
              </table:table-cell>
              <table:table-cell office:value-type="float" office:value="8.56033064648791">
                <text:p>8.56033064648791</text:p>
              </table:table-cell>
              <table:table-cell office:value-type="float" office:value="10.7585583102183">
                <text:p>10.7585583102183</text:p>
              </table:table-cell>
            </table:table-row>
            <table:table-row>
              <table:table-cell office:value-type="string">
                <text:p>Efficiency</text:p>
                <draw:g>
                  <svg:desc>Proy02.B6:Proy02.B6</svg:desc>
                </draw:g>
              </table:table-cell>
              <table:table-cell office:value-type="float" office:value="1">
                <text:p>1</text:p>
                <draw:g>
                  <svg:desc>Proy02.C6:Proy02.F6</svg:desc>
                </draw:g>
              </table:table-cell>
              <table:table-cell office:value-type="float" office:value="0.719834144856969">
                <text:p>0.719834144856969</text:p>
              </table:table-cell>
              <table:table-cell office:value-type="float" office:value="0.356680443603663">
                <text:p>0.356680443603663</text:p>
              </table:table-cell>
              <table:table-cell office:value-type="float" office:value="0.448273262925762">
                <text:p>0.448273262925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50%" draw:start-color="#262626" draw:end-color="#595959" draw:start-intensity="100%" draw:end-intensity="100%" draw:border="0%"/>
    <draw:gradient draw:name="a2" draw:style="linear" draw:start-color="#6083cb" draw:end-color="#3e70ca" draw:start-intensity="100%" draw:end-intensity="100%" draw:angle="0" draw:border="0%"/>
    <draw:gradient draw:name="a3" draw:style="linear" draw:start-color="#f18c55" draw:end-color="#f67b28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